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OverTimeImpl.isReturnOn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OverTimeImpl.verify( Verification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ificationOverTime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OverTimeImpl.copyWithVerificationMode( VerificationMode verification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OverTimeImpl.sleep( long sl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erificationOverTimeImpl.VerificationOverTimeImpl( long pollingPeriodMillis , long durationMillis , VerificationMode delegate , boolean returnOn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OverTimeImpl.getPollingPeriod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OverTimeImpl.handleVerifyException( AssertionError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erificationOverTimeImpl.canRecoverFromFailure( VerificationMode verification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ificationOverTimeImpl.VerificationOverTimeImpl( long pollingPeriodMillis , VerificationMode delegate , boolean returnOnSuccess , Timer ti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ificationOverTimeImpl.getTi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